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1000000BAA19FDE058252ADB3.png" manifest:media-type="image/png"/>
  <manifest:file-entry manifest:full-path="Pictures/1000020100000271000002439BAA9B3CDD5595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" style:family="paragraph" style:parent-style-name="Standard">
      <style:text-properties fo:color="#000000" style:font-name="Consolas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x="-0.452cm" svg:y="-0.407cm" svg:width="18.165cm" svg:height="7.265cm" draw:z-index="0"><draw:image xlink:href="Pictures/10000201000001D1000000BAA19FDE058252ADB3.png" xlink:type="simple" xlink:show="embed" xlink:actuate="onLoad" loext:mime-type="image/png"/></draw:frame></text:p>
      <text:p text:style-name="P1"><draw:frame draw:style-name="fr1" draw:name="Imagen2" text:anchor-type="char" svg:width="17.043cm" svg:height="15.789cm" draw:z-index="1"><draw:image xlink:href="Pictures/1000020100000271000002439BAA9B3CDD5595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02T19:42:51.450000000</dc:date>
    <meta:editing-duration>PT12M18S</meta:editing-duration>
    <meta:editing-cycles>9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